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officeooo:rsid="00129251" officeooo:paragraph-rsid="00129251" style:font-weight-asian="bold" style:font-weight-complex="bold"/>
    </style:style>
    <style:style style:name="P2" style:family="paragraph" style:parent-style-name="Standard" style:list-style-name="L1">
      <style:text-properties fo:font-weight="bold" officeooo:rsid="0013718a" officeooo:paragraph-rsid="0013718a" style:font-weight-asian="bold" style:font-weight-complex="bold"/>
    </style:style>
    <style:style style:name="P3" style:family="paragraph" style:parent-style-name="Standard">
      <style:text-properties fo:font-weight="bold" officeooo:rsid="00129251" officeooo:paragraph-rsid="001728a7" style:font-weight-asian="bold" style:font-weight-complex="bold"/>
    </style:style>
    <style:style style:name="P4" style:family="paragraph" style:parent-style-name="Standard">
      <style:text-properties fo:font-weight="bold" officeooo:rsid="001b360c" officeooo:paragraph-rsid="001b360c" style:font-weight-asian="bold" style:font-weight-complex="bold"/>
    </style:style>
    <style:style style:name="P5" style:family="paragraph" style:parent-style-name="Standard">
      <style:text-properties fo:font-weight="bold" officeooo:rsid="001ed56b" officeooo:paragraph-rsid="001ed56b" style:font-weight-asian="bold" style:font-weight-complex="bold"/>
    </style:style>
    <style:style style:name="P6" style:family="paragraph" style:parent-style-name="Standard" style:list-style-name="L1">
      <style:text-properties fo:font-weight="normal" officeooo:rsid="00147b41" officeooo:paragraph-rsid="00147b41" style:font-weight-asian="normal" style:font-weight-complex="normal"/>
    </style:style>
    <style:style style:name="P7" style:family="paragraph" style:parent-style-name="Standard" style:list-style-name="L2">
      <style:text-properties fo:font-weight="normal" officeooo:rsid="001969df" officeooo:paragraph-rsid="001969df" style:font-weight-asian="normal" style:font-weight-complex="normal"/>
    </style:style>
    <style:style style:name="P8" style:family="paragraph" style:parent-style-name="Standard" style:list-style-name="L2">
      <style:text-properties fo:font-weight="normal" officeooo:rsid="0019a08a" officeooo:paragraph-rsid="0019a08a" style:font-weight-asian="normal" style:font-weight-complex="normal"/>
    </style:style>
    <style:style style:name="P9" style:family="paragraph" style:parent-style-name="Standard">
      <style:text-properties fo:font-weight="normal" officeooo:rsid="0019a08a" officeooo:paragraph-rsid="0019a08a" style:font-weight-asian="normal" style:font-weight-complex="normal"/>
    </style:style>
    <style:style style:name="P10" style:family="paragraph" style:parent-style-name="Standard" style:list-style-name="L3">
      <style:text-properties fo:font-weight="normal" officeooo:rsid="001c5f01" officeooo:paragraph-rsid="001c5f01" style:font-weight-asian="normal" style:font-weight-complex="normal"/>
    </style:style>
    <style:style style:name="P11" style:family="paragraph" style:parent-style-name="Standard" style:list-style-name="L3">
      <style:text-properties fo:font-weight="normal" officeooo:rsid="001d85fd" officeooo:paragraph-rsid="001d85fd" style:font-weight-asian="normal" style:font-weight-complex="normal"/>
    </style:style>
    <style:style style:name="P12" style:family="paragraph" style:parent-style-name="Standard">
      <style:text-properties fo:font-weight="normal" officeooo:rsid="001d85fd" officeooo:paragraph-rsid="001d85fd" style:font-weight-asian="normal" style:font-weight-complex="normal"/>
    </style:style>
    <style:style style:name="P13" style:family="paragraph" style:parent-style-name="Standard" style:list-style-name="L4">
      <style:text-properties fo:font-weight="normal" officeooo:rsid="001f8826" officeooo:paragraph-rsid="001f8826" style:font-weight-asian="normal" style:font-weight-complex="normal"/>
    </style:style>
    <style:style style:name="P14" style:family="paragraph" style:parent-style-name="Standard" style:list-style-name="L4">
      <style:text-properties fo:font-weight="normal" officeooo:rsid="002293db" officeooo:paragraph-rsid="002293db" style:font-weight-asian="normal" style:font-weight-complex="normal"/>
    </style:style>
    <style:style style:name="T1" style:family="text">
      <style:text-properties fo:font-weight="normal" style:font-weight-asian="normal" style:font-weight-complex="normal"/>
    </style:style>
    <style:style style:name="T2" style:family="text">
      <style:text-properties officeooo:rsid="001728a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2">Abstract Algebra</text:span></text:p>
      <text:p text:style-name="P3"/>
      <text:list xml:id="list7587696989543340305" text:style-name="L2">
        <text:list-item>
          <text:p text:style-name="P7">studies algebraic structures</text:p>
        </text:list-item>
        <text:list-item>
          <text:p text:style-name="P8">structures include groups, rings, fields, modules, vector spaces, and algebras</text:p>
        </text:list-item>
      </text:list>
      <text:p text:style-name="P9"/>
      <text:p text:style-name="P9"/>
      <text:p text:style-name="P4">Group</text:p>
      <text:p text:style-name="P4"/>
      <text:list xml:id="list7649140345480318512" text:style-name="L3">
        <text:list-item>
          <text:p text:style-name="P10">A group is a nonempty set G on which there is defined a binary operation (a, b) → ab satisfying the following properties</text:p>
        </text:list-item>
        <text:list-item>
          <text:p text:style-name="P11">Closure: If a and b belong to G, then ab is also in G;</text:p>
        </text:list-item>
        <text:list-item>
          <text:p text:style-name="P11">Associativity: a(bc)=(ab)c for all a, b, c ∈ G;</text:p>
        </text:list-item>
        <text:list-item>
          <text:p text:style-name="P11">Identity: There is an element 1 ∈ G such that a1=1a = a for all a in G;</text:p>
        </text:list-item>
        <text:list-item>
          <text:p text:style-name="P11">Inverse: If a is in G, then there is an element a−1 in G such that aa−1 = a−1a = 1.</text:p>
        </text:list-item>
      </text:list>
      <text:p text:style-name="P12"/>
      <text:p text:style-name="P5">Abelian Group</text:p>
      <text:p text:style-name="P5"/>
      <text:list xml:id="list7162343182906499833" text:style-name="L4">
        <text:list-item>
          <text:p text:style-name="P13">A group G is abelian if the binary operation is commutative, i.e., ab = ba for all a, b in G. </text:p>
        </text:list-item>
        <text:list-item>
          <text:p text:style-name="P14">There are some very familiar examples of abelian groups under addition, namely the integers Z, the rationals Q, the real numbers R, the complex numers C, and the integers Zm modulo m.</text:p>
        </text:list-item>
      </text:list>
      <text:p text:style-name="P3"/>
      <text:p text:style-name="P3"/>
      <text:p text:style-name="P3">Field</text:p>
      <text:p text:style-name="P1"/>
      <text:list xml:id="list2195874973067637113" text:style-name="L1">
        <text:list-item>
          <text:p text:style-name="P2"><text:span text:style-name="T1">contains a finite number of elements, called its</text:span> order</text:p>
        </text:list-item>
        <text:list-item>
          <text:p text:style-name="P6">a finite field is a set on which the operations of commutative multiplication, addition, subtraction and division (by anything except zero) have been define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11T16:49:09.780479416</meta:creation-date>
    <dc:date>2014-08-12T15:20:17.450405248</dc:date>
    <meta:editing-duration>PT11M48S</meta:editing-duration>
    <meta:editing-cycles>16</meta:editing-cycles>
    <meta:generator>LibreOffice/4.2.4.2$Linux_X86_64 LibreOffice_project/420m0$Build-2</meta:generator>
    <meta:document-statistic meta:table-count="0" meta:image-count="0" meta:object-count="0" meta:page-count="1" meta:paragraph-count="15" meta:word-count="201" meta:character-count="1027" meta:non-whitespace-character-count="844"/>
  </office:meta>
</office:document-meta>
</file>